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paragraph-rsid="00103769" style:font-weight-asian="bold"/>
    </style:style>
    <style:style style:name="P2" style:family="paragraph" style:parent-style-name="Standard">
      <style:text-properties officeooo:paragraph-rsid="00103769"/>
    </style:style>
    <style:style style:name="P3" style:family="paragraph" style:parent-style-name="Standard">
      <style:paragraph-properties fo:margin-top="0.0835in" fo:margin-bottom="0.0835in" loext:contextual-spacing="false" fo:text-align="center" style:justify-single-word="false"/>
      <style:text-properties fo:font-weight="bold" officeooo:paragraph-rsid="00103769" style:font-weight-asian="bold"/>
    </style:style>
    <style:style style:name="P4" style:family="paragraph" style:parent-style-name="Standard">
      <style:paragraph-properties fo:margin-left="0in" fo:margin-right="0in" fo:text-align="start" style:justify-single-word="false" fo:text-indent="0.4917in" style:auto-text-indent="false"/>
      <style:text-properties officeooo:paragraph-rsid="00103769"/>
    </style:style>
    <style:style style:name="P5" style:family="paragraph" style:parent-style-name="Standard">
      <style:paragraph-properties fo:margin-left="0in" fo:margin-right="0in" fo:text-indent="0.4917in" style:auto-text-indent="false"/>
      <style:text-properties officeooo:paragraph-rsid="00103769"/>
    </style:style>
    <style:style style:name="P6" style:family="paragraph" style:parent-style-name="Standard">
      <style:paragraph-properties fo:margin-top="0in" fo:margin-bottom="0in" loext:contextual-spacing="false"/>
      <style:text-properties officeooo:paragraph-rsid="00103769"/>
    </style:style>
    <style:style style:name="P7" style:family="paragraph" style:parent-style-name="Standard">
      <style:paragraph-properties fo:margin-left="0.4917in" fo:margin-right="0in" fo:text-align="start" style:justify-single-word="false" fo:text-indent="0in" style:auto-text-indent="false"/>
      <style:text-properties officeooo:paragraph-rsid="00103769"/>
    </style:style>
    <style:style style:name="P8" style:family="paragraph" style:parent-style-name="Footer">
      <style:paragraph-properties fo:margin-left="0in" fo:margin-right="0.25in" fo:text-indent="0in" style:auto-text-indent="false"/>
    </style:style>
    <style:style style:name="P9" style:family="paragraph" style:parent-style-name="Header">
      <style:paragraph-properties fo:margin-left="0in" fo:margin-right="0.0346in" fo:text-align="center" style:justify-single-word="false" fo:text-indent="0in" style:auto-text-indent="false">
        <style:tab-stops>
          <style:tab-stop style:position="3.15in" style:type="center"/>
        </style:tab-stops>
      </style:paragraph-properties>
    </style:style>
    <style:style style:name="P10" style:family="paragraph" style:parent-style-name="Style_20_Titre_20_2_20__2b__20_Non_20_Gras" style:master-page-name="Convert_20_2">
      <style:paragraph-properties style:page-number="auto"/>
      <style:text-properties officeooo:paragraph-rsid="00103769"/>
    </style:style>
    <style:style style:name="T1" style:family="text">
      <style:text-properties fo:font-style="italic" style:font-style-asian="italic"/>
    </style:style>
    <style:style style:name="T2" style:family="text">
      <style:text-properties style:font-size-complex="12pt"/>
    </style:style>
    <style:style style:name="T3" style:family="text">
      <style:text-properties style:text-position="super 58%"/>
    </style:style>
    <style:style style:name="T4" style:family="text">
      <style:text-properties style:text-position="super 58%" style:font-size-complex="12pt"/>
    </style:style>
    <style:style style:name="T5" style:family="text">
      <style:text-properties style:text-position="super 58%" fo:font-style="italic" style:font-style-asian="italic"/>
    </style:style>
    <style:style style:name="T6" style:family="text">
      <style:text-properties fo:language="fr" fo:country="CA"/>
    </style:style>
    <style:style style:name="T7" style:family="text">
      <style:text-properties fo:font-weight="bold" style:font-weight-asian="bold"/>
    </style:style>
    <style:style style:name="T8"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3">er</text:span> SEPTEMBRE. Début de l'Indiction ou de la nouvelle année ; <text:line-break/>mémoire de notre vénérable Père Siméon le Stylite ; <text:line-break/>synaxe de la très-sainte Mère de Dieu aux Miasènes ; <text:line-break/>mémoire du saint martyr Aïthalas ; <text:line-break/>des quarante saintes Femmes et de leur guide, le diacre Ammoun ; <text:line-break/>des saints martyrs Callistè et ses frères, Évode et Hermogène ; <text:line-break/>et mémoire du juste Josué, fils de Noun</text:p>
      <text:p text:style-name="P3">VÊPRES</text:p>
      <text:p text:style-name="P2"><text:span text:style-name="T1">Premier Cathisme : </text:span>Bienheureux l'homme. </text:p>
      <text:p text:style-name="P1">Lucernaire, t. 1</text:p>
      <text:p text:style-name="P2">Ayant appris l'oraison * qu'en ses propres termes le Christ * nous enseigna divinement, * redisons-la chaque jour au Créateur : * Notre Père qui es aux cieux, * donne-nous notre pain de ce jour * et pardonne- nous nos péchés. </text:p>
      <text:p text:style-name="P2">Toi qui sur le mont Sinaï * jadis écrivis les tables de la Loi, * Christ notre Dieu, incarné, * toi-même à présent dans la cité de Nazareth, * tu reçus, pour le lire, le prophétique rouleau * et, l'ayant replié, tu enseignas * l'accomplissement de l'Écriture à ton sujet. </text:p>
      <text:p text:style-name="P2">Comme jadis le désert * en toute justice fut jonché * par les corps des Hébreux révoltés * contre toi, Créateur de l'univers, * ô Christ, encore maintenant, * comme dit le psaume, disperse aux enfers * les os des infidèles et des impies. </text:p>
      <text:p text:style-name="P1">t. 5</text:p>
      <text:p text:style-name="P2">Père vénérable, tu as trouvé * l'échelle de toute beauté * par laquelle tu montas vers la <text:line-break/>hauteur ; * celle qu'Élie trouva fut un char enflammé * et nul autre après lui n'en connut la montée, * mais toi, tu conserves ta colonne au-delà de la mort. * Homme céleste, ange terrestre, vénérable Siméon, * vigilant flambeau de l'univers, * intercède pour le salut de nos âmes. </text:p>
      <text:p text:style-name="P2">Père vénérable, si jamais * ta colonne avait eu le pouvoir de parler, * sans cesse elle eût dit tes peines, tes larmes, tes douleurs ; * pour autant qu'elle semblait te porter, * c'est elle qui était soulevée * comme un arbre que faisaient croître tes pleurs ; * ta patience, vénérable Siméon, * fit l'étonnement des Anges, l'admiration des hommes et la terreur des démons. * Intercède pour le salut de nos âmes. </text:p>
      <text:p text:style-name="P2">Père vénérable, par la puissance de l'Esprit saint, * à l'imitation de ton Maître tu montas * sur la colonne, comme lui sur la croix ; * et de même qu'il effaça notre sentence de mort, * tu arrêtas le soulèvement des passions ; * s'il fut l'Agneau, tu fus aussi la victime d'immolation, * lui en croix, et toi sur la colonne, vénérable Siméon. * Intercède pour le salut de nos âmes. </text:p>
      <text:p text:style-name="P1">t. 2</text:p>
      <text:p text:style-name="P2">D'une racine excellente a poussé * un fruit excellent : Siméon, * dès l'enfance consacré, * nourri de grâce plutôt que de lait ; * corporellement sur la pierre élevé * et vers Dieu plus encore élevant son esprit, * il édifia grâce aux vertus sa demeure éthérée ; * et, faisant route dans les airs * avec les puissances des cieux, * il devint l'habitacle du Christ notre Dieu, * le Sauveur de nos âmes. </text:p>
      <text:p text:style-name="P2">Pour les siècles, Siméon, * vénérable Père et bienheureux serviteur, demeurent ta mémoire et l'humilité de ton cœur ; * si de nous effet * tu t'es séparé, bon pasteur, * ton esprit ne nous a pas quittés, * puisqu'en présence de Dieu * ton amour pour lui t'associe * au chœur des Anges dans les cieux ; * intercède avec eux * pour le salut de nos âmes. </text:p>
      <text:p text:style-name="P2">La châsse contenant, * illustre Père, tes reliques sacrées * est une source de guérisons ; * et ton âme sainte se réjouit * avec les Anges dignement. * Aussi, vénérable Père, grâce au <text:line-break/>crédit * qu'auprès du Seigneur tu possèdes, implore-le, * toi qui exultes avec les Anges dans les cieux, * pour le salut de nos âmes. </text:p>
      <text:p text:style-name="P2"><text:soft-page-break/>Père théophore, tu chéris * l'amour de la sagesse au plus haut point ; * hors du monde, tu surpassas les choses visibles par ta vie, tu fus un pur miroir de notre Dieu : * sans cesse uni à sa clarté, tu en pris la lumière et tu obtins * la béatitude finale avec plus de splendeur ; * intercède pour nos âmes, bienheureux Siméon. </text:p>
      <text:p text:style-name="P5">Gloire, t. 6</text:p>
      <text:p text:style-name="P2">La divine grâce a couvert * la châsse de tes reliques sacrées ; * aussi, nous suivons à la trace le parfum * de tes miracles, saint Siméon pour y puiser la guérison de nos maux ; * Père vénérable, prie le Christ notre Dieu * pour le salut de nos âmes.</text:p>
      <text:p text:style-name="P5">Maintenant...</text:p>
      <text:p text:style-name="P2">Toi qui es uni à l'Esprit saint, * Verbe éternel et Fils de Dieu toi l'Auteur, le Créateur * de l'invisible et visible univers, * bénis la couronne de l'année, * garde la multitude des fidèles orthodoxes dans la paix, * par l'intercession de la Mère de Dieu * et les prières de tous les Saints. </text:p>
      <text:p text:style-name="P2"><text:span text:style-name="T1">Entrée. </text:span>Lumière joyeuse. <text:span text:style-name="T1">Prokimenon du jour et Lectures. </text:span></text:p>
      <text:p text:style-name="P2"><text:span text:style-name="T7">Lecture de la prophétie d'Isaïe (61</text:span>, 1-9<text:span text:style-name="T7">)</text:span></text:p>
      <text:p text:style-name="P2">L'Esprit du Seigneur repose sur moi, car il m'a consacré, il m'a envoyé porter la bonne nouvelle aux pauvres, panser les cœurs meurtris, annoncer aux captifs la délivrance, aux aveugles la vue, proclamer une année de grâce de la part du Seigneur, un jour de vengeance pour notre Dieu ; pour consoler les affligés et leur donner un diadème au lieu de cendres, l'huile d'allégresse au lieu des vêtements de deuil, la louange au lieu du désespoir. On les appellera « térébinthes de justice, plantés par le Seigneur pour sa gloire». Ils rebâtiront les ruines antiques, ils relèveront les débris du passé, ils restaureront les villes détruites, dévastées depuis des siècles. Des étrangers viendront faire paître vos troupeaux, des gens deviendront vos laboureurs et vos vignerons. Et vous, vous serez appelés « prêtres du Seigneur», « ministres de notre Dieu ». Vous vous nourrirez des richesses des nations, vous resplendirez de leur opulence. Ceux qui ont eu double part de honte recevront dans leur pays double part d'héritage, et leur joie sera sans fin. Car moi, le Seigneur, j'aime l'équité, je hais la rapine et le crime. Aux justes je donnerai leur récompense avec eux je conclurai une alliance éternelle. Leur race deviendra célèbre parmi les nations et leur descendance au milieu des peuples ; tout le monde, à les voir, reconnaîtra qu'ils sont une race bénie du Seigneur. </text:p>
      <text:p text:style-name="P2"><text:span text:style-name="T7">Lecture du Lévitique (26</text:span>, 3-12, 14-17, 19-20, 22, 33, 40-41<text:span text:style-name="T7">)</text:span></text:p>
      <text:p text:style-name="P2">Le Seigneur dit aux fils d'Israël : Si vous vous conduisez selon mes lois, si vous gardez mes commandements et les mettez en pratique, je vous enverrai les pluies en leur saison, la terre donnera ses produits et les arbres de la campagne donneront leurs fruits ; le battage du blé durera pour vous jusqu'aux vendanges, et les vendanges dureront jusqu'aux semailles. Vous mangerez votre pain à satiété, et vous habiterez en sécurité votre pays. J'y mettrai la paix, et vous dormirez sans que nul ne vous effraie. J'en ferai disparaître les bêtes féroces, et la guerre n'y passera plus. Vous poursuivrez vos ennemis, et ils succomberont devant vous. Cinq d'entre vous en poursuivront cent, et cent d'entre vous en poursuivront dix mille, et vos ennemis tomberont devant vous par l'épée. Je me tournerai vers vous et je vous bénirai, je vous ferai croître et multiplier, et je maintiendrai mon alliance avec vous. Vous mangerez votre ancienne récolte et celle des années précédentes, et vous sortirez le vieux grain pour faire place au nouveau. J'établirai ma demeure parmi vous, je n'aurai plus d'aversion envers vous, je marcherai au milieu de vous et serai votre Dieu, et vous serez mon peuple. Mais si vous ne m'écoutez pas et n'observez pas mes commandements, si vous repoussez mes préceptes et rejetez mes lois, au lieu de mettre en pratique tous mes commandements, j'agirai de même envers vous. Je vous enverrai de terribles fléaux ; vous sèmerez de vaines semences, dont vos ennemis se nourriront. Je me tournerai contre vous, et vous serez battus par vos ennemis ; vos adversaires domineront sur vous, et vous fuirez alors même que personne ne vous poursuivra. Je briserai votre orgueil insolent ; je vous ferai un ciel de fer et une terre d'airain. Vos efforts <text:soft-page-break/>seront vains, votre terre ne donnera plus ses produits et les arbres de la campagne ne donneront plus leurs fruits. Je lâcherai contre vous les bêtes sauvages, qui détruiront votre bétail et vous décimeront comme épée dégainée. Votre pays deviendra un désert, et vos demeures seront dévastées. Et si vous vous conduisez de façon tortueuse envers moi, je me tournerai, moi aussi, contre vous, dit le Seigneur Dieu, le Saint d'Israël </text:p>
      <text:p text:style-name="P2"><text:span text:style-name="T7">Lecture de la Sagesse de Salomon (4</text:span>, 7-15<text:span text:style-name="T7">)</text:span></text:p>
      <text:p text:style-name="P2">Le juste, même s'il meurt avant l'âge, trouvera le repos. La vieillesse honorable n'est pas celle, en effet, que donnent de longs jours, elle ne se mesure pas au nombre des années. C'est la sagesse qui tient lieu de cheveux blancs, c'est une vie sans tache qui compte pour vieillesse. S'il a su plaire à Dieu, au point d'en être aimé, c'est par lui qu'il fut emporté du milieu des pécheurs où il vivait. Il a été enlevé, de peur que le mal ne corrompit son jugement. Car la fascination du mal obscurcit le bien et le tourbillon de la convoitise gâte une âme ingénue. Devenu parfait en peu de temps, il a fourni une longue carrière ; son âme était agréable au Seigneur, aussi l'a-t-il retirée en hâte d'un milieu dépravé. Les foules voient et ne comprennent pas, et ceci ne leur vient pas à l'esprit : Sa grâce et son amour sont pour ceux qui le servent, la visite de Dieu pour ceux qu'il a choisis. </text:p>
      <text:p text:style-name="P2"><text:span text:style-name="T7">Apostiches, t. 1</text:span></text:p>
      <text:p text:style-name="P2">Voici venu le seuil de l'année : * il invite à le chanter * Évode, Hermogène et Callistè, * ces brillants athlètes, frères et sœur par le sang, * l'égal-aux-Anges Siméon, * Josué fils de <text:line-break/>Noun, * les sept Dormants d'Éphèse et le chœur * des saintes Femmes, ces quarante flambeaux ; * à leur mémoire communiant, * amis de la fête, chantons avec ardeur : * bénis, Seigneur, l'ouvrage de tes mains * et permets-nous de parcourir avec succès * le cycle de l'année. </text:p>
      <text:p text:style-name="P5">À toi revient la louange ô Dieu dans Sion * et l'hommage t'est rendu à Jérusalem.</text:p>
      <text:p text:style-name="P2">Admirables, Seigneur, * sont tes œuvres autant que toi, * impénétrables sont tes voies ; * tu es en effet la sagesse de Dieu, * son support et sa puissance à la perfection, * dans une commune action sans origine et sans fin ; * aussi, dans ton pouvoir souverain, * tu descendis dans le monde pour chercher * ta créature, que jadis * tu avais ornée de beauté, * et t'incarnas de la virginale Mère d'inexplicable façon * Seigneur immuable qui as fixé * les limites du temps pour notre salut : * Dieu de bonté, gloire à toi. </text:p>
      <text:p text:style-name="P5">Sur la couronne de l'année * tu répands les bienfaits de ta bénédiction.</text:p>
      <text:p text:style-name="P2">Verbe du Père qui précèdes tous les temps, * avec sagesse tu créas l'univers * et par ton verbe tout-puissant * tu assemblas l'entière création : * bénis, Seigneur, la couronne de l'année * que ta bonté nous donne de commencer * et renverse les hérésies * Ami des hommes par les prières de la Mère de Dieu. </text:p>
      <text:p text:style-name="P5">Gloire, t, 5</text:p>
      <text:p text:style-name="P2">Père vénérable, tu as trouvé * l'échelle de toute beauté * par laquelle tu montas vers la <text:line-break/>hauteur ; * celle qu'Élie trouva fut un char enflammé * et nul autre après lui n'en connut la montée, * mais toi, tu conserves ta colonne au-delà de la mort. * Homme céleste, ange terrestre, vénérable Siméon, * vigilant flambeau de l'univers, * intercède pour le salut de nos âmes. </text:p>
      <text:p text:style-name="P5">Maintenant...</text:p>
      <text:p text:style-name="P2">Divin Roi qui es et qui demeures * dans les siècles sans fin, * reçois la prière des pécheurs implorant ton salut ; * accorde, en ton amour du genre humain, * à la terre abondance de <text:line-break/>fruits * grâce au favorable que tu voudras lui donner ; comme autrefois au roi David, * sois l’allié des fidèles chrétiens * pour les sauver des barbares sans-Dieu ; * car ils sont venus dans tes parvis, * ils ont souillé ton lieu saint ; * Sauveur, accorde-nous d'en triompher * par les prières de ta Mère, ô Christ notre Dieu, * car tu es le triomphe et la gloire du peuple chrétien. </text:p>
      <text:p text:style-name="P1">Tropaire, t. 2</text:p>
      <text:p text:style-name="P2"><text:soft-page-break/>Auteur de l'entière création * qui as soumis à ton pouvoir les moments et les temps, * bénis la couronne de l'année * que ta bonté nous donne de commencer ; * garde en paix le peuple fidèle qui t'appartient * et par l'intercession de ta Mère, Seigneur, sauve-nous. </text:p>
      <text:p text:style-name="P5">Gloire, t. 1</text:p>
      <text:p text:style-name="P2">Colonne de patience, tu imitas les Pères de jadis : * dans ses souffrances Job, dans ses épreuves Joseph ; * des Anges incorporels tu menas la vie en ton corps, * vénérable Père Siméon ; * intercède auprès du Christ notre Dieu, * pour qu'il accorde à nos âmes le salut. </text:p>
      <text:p text:style-name="P5">Maintenant, t. 7</text:p>
      <text:p text:style-name="P2">Réjouis-toi, Pleine de grâce, Vierge Mère de Dieu, * havre et protectrice de tous les <text:line-break/>humains ; * de toi le Rédempteur du monde s'est incarné : * seule, tu es Mère et Vierge, en effet, * toujours bénie et de gloire comblée ; * prie le Christ notre Dieu d'accorder à tout le monde la paix. </text:p>
      <text:p text:style-name="P3">MATINES</text:p>
      <text:p text:style-name="P1">Cathisme I, t. 8</text:p>
      <text:p text:style-name="P2">Toi qui du ciel accordes à ceux de la terre * les temps favorables aux récoltes et les pluies, * recevant en ce jour les prières de tes serviteurs, * délivre tes fidèles de tout malheur, * car toutes tes œuvres réclament ta compassion. * Bénissant nos démarches en leur début et leur issue, * dirige les œuvres de nos mains, * Seigneur, accorde-nous le pardon de nos péchés, * car tu es celui qui as mené l'univers * du non-être à l'existence, ô Dieu tout-puissant. </text:p>
      <text:p text:style-name="P1">Cathisme II, t. 5</text:p>
      <text:p text:style-name="P2">La tempérance fut la parure de ta vie * et, mortifiant ton corps, tu balayas, * bienheureux Père, les assauts de l'ennemi ; * vers Dieu tu es passé, comme digne d'hériter * l'éternelle vie ; c'est pourquoi * sans cesse intercède auprès de lui, * pour qu'il prenne nos âmes en pitié. </text:p>
      <text:p text:style-name="P5">Gloire, t. 4</text:p>
      <text:p text:style-name="P2">Avec foi tu marchas vers les épreuves du martyre, Callistè, * en compagnie de tes deux frères proclamant le Christ notre Dieu ; * nourrie par son amour, tu en fis les vases spirituels de l’Église du Christ * et leur fus associée, sainte Martyre, pour vivre dans le ciel.</text:p>
      <text:p text:style-name="P5">Maintenant...</text:p>
      <text:p text:style-name="P2">Ô Vierge, empresse-toi de recevoir * les prières que nous t’adressons ; * très-sainte Dame, présente-les * à ton Fils et ton Dieu ; * apaise la détresse de ceux * qui accourent vers toi ; * déjoue les ruses du Mauvais * et renverse l'ardeur * de l'ennemi qui combat tes serviteurs. </text:p>
      <text:p text:style-name="P2"><text:span text:style-name="T1">Après le Polyéléos : </text:span></text:p>
      <text:p text:style-name="P1">Mégalynaires</text:p>
      <text:p text:style-name="P2">Nous te magnifions, * ô Christ, source de vie, * et nous vénérons * sur la couronne de <text:line-break/>l'année * que ta bonté nous donne de commencer, * Seigneur, ta bénédiction.</text:p>
      <text:p text:style-name="P2">Nous te magnifions, * vénérable Père Siméon, * célébrant ta mémoire * sacrée, * modèle des moines et déjà * sur la terre concitoyen des Anges.</text:p>
      <text:p text:style-name="P2"><text:span text:style-name="T1">Versets 1 :</text:span> À toi revient la louange, ô Dieu, dans Sion et l'hommage t'est rendu à Jérusalem. <text:line-break/><text:span text:style-name="T1">2 :</text:span> J'espérais le Seigneur d'un grand espoir, il s'est penché sur moi pour exaucer ma prière. <text:line-break/><text:span text:style-name="T1">3 :</text:span> Rassasions-nous des biens de ta maison : saint est ton temple, merveille de justice. <text:span text:style-name="T1">4 :</text:span> Je veille et gémis solitaire, pareil à l'oiseau sur un toit. <text:span text:style-name="T1">5 :</text:span> Exauce-nous, ô Dieu notre Sauveur, espoir des extrémités de la terre. <text:span text:style-name="T1">6 :</text:span> Je n'ai de pain que mes larmes, le jour et la nuit. <text:span text:style-name="T1">7 :</text:span> Sur la couronne de l'année tu répands les bienfaits de ta bénédiction. <text:span text:style-name="T1">8 :</text:span> Chantez pour le Seigneur, vous qui l'aimez, célébrez sa mémoire de sainteté. </text:p>
      <text:p text:style-name="P1">Cathisme, t, 4</text:p>
      <text:p text:style-name="P2">Devant toi, ô Maître de l'univers * qui nous procures tous les biens, * avec foi nous prosternant, * nous te chantons ardemment : * Sauveur, touché de compassion * et recevant l'intercession * de la Mère qui t'enfanta * et de tous les Justes qui t'ont plu, * fais en sorte, <text:soft-page-break/>dans ta bonté, * que t'offrent une année agréable à tes yeux * ceux qui te vénèrent en deux natures et fidèlement te glorifient.</text:p>
      <text:p text:style-name="P2"><text:span text:style-name="T1">Anavathmi, la 1</text:span><text:span text:style-name="T5">ère</text:span><text:span text:style-name="T1"> antienne du ton 4</text:span> : Dès ma jeunesse. </text:p>
      <text:p text:style-name="P2"><text:span text:style-name="T7">Prokimenon, t. 4 :</text:span> Elle est précieuse devant le Seigneur, la mort de ses amis.</text:p>
      <text:p text:style-name="P2"><text:span text:style-name="T1">Verset : </text:span>Que rendrai-je au Seigneur pour tout le bien qu'il m'a fait ? </text:p>
      <text:p text:style-name="P2">Que tout ce qui vit et respire loue le Seigneur. <text:span text:style-name="T1">Évangile (pour la mémoire du Stylite) et Psaume 50. </text:span></text:p>
      <text:p text:style-name="P5">Gloire... </text:p>
      <text:p text:style-name="P2">Par les prières de Siméon... </text:p>
      <text:p text:style-name="P5">Maintenant... </text:p>
      <text:p text:style-name="P2">Par les prières de la Mère de Dieu... </text:p>
      <text:p text:style-name="P1">t. 6</text:p>
      <text:p text:style-name="P2">Verbe du Père qui précèdes tous les temps, * avec sagesse tu créas l'univers * et par ton verbe tout-puissant * tu assemblas l'entière création : * bénis, Seigneur, la couronne de l'année * que ta bonté nous donne de commencer * et renverse les hérésies, * Ami des hommes, par les prières de la Mère de Dieu. </text:p>
      <text:p text:style-name="P2"><text:span text:style-name="T1">Canon de l'Indiction (t. 1),</text:span> <text:span text:style-name="T1">œuvre du moine Jean, canon des saintes (t. 4),</text:span> <text:span text:style-name="T1">avec l'acrostiche : </text:span>Des stoïques Martyres je chante les peines ; <text:span text:style-name="T1">et le canon du Stylite (t. 8),</text:span> <text:span text:style-name="T1">œuvre du moine Jean, avec l'acrostiche (à l'exception des théotokia) : </text:span>Mon hymne, accepte-la, bienheureux Siméon. <text:span text:style-name="T1">Catavasies de la Croix. </text:span></text:p>
      <text:p text:style-name="P1">Ode 1, t. 1</text:p>
      <text:p text:style-name="P2">« À celui qui délivra le peuple d'Israël * de l'amère servitude de Pharaon * et le conduisit à pied sec * sur l'abîme de la mer * chantons une ode de victoire, * car il s'est couvert de gloire. » </text:p>
      <text:p text:style-name="P2">Comme au Verbe personnifié * né du Dieu et Père sans commencement, * au Christ qui assembla l'univers * et le mène sans faille à sa perfection, * chantons tous une ode de <text:line-break/>victoire, * car il s'est couvert de gloire. </text:p>
      <text:p text:style-name="P2">Au Christ qui par bienveillance du Père est apparu, * lorsque de la Vierge il est issu, * et qui proclama l'année de grâce du Seigneur, * pour notre rédemption, * chantons une ode de victoire, * car il s'est couvert de gloire. </text:p>
      <text:p text:style-name="P2">Entrant, un jour de sabbat, * dans la synagogue de Nazareth, * celui qui leur avait donné la Loi * enseigna aux Hébreux * son ineffable avènement * par lequel il sauve en son amour le genre humain. </text:p>
      <text:p text:style-name="P2">Tous les fidèles, chantant * la Vierge plus que toutes digne d'admiration * qui fit surgir le Christ sur l'univers * pour le combler de joie par l'éternelle vie, * sans cesse célébrons-la, * car elle s'est couverte de gloire. </text:p>
      <text:p text:style-name="P1">t. 4</text:p>
      <text:p text:style-name="P2">« Ma bouche s'ouvrira * et s'emplira de l'Esprit saint : * j'adresse mon poème à la Mère du <text:line-break/>Roi ; * et l'on me verra, en cette fête solennelle, * chanter avec allégresse toutes ses merveilles. » </text:p>
      <text:p text:style-name="P2">Saintes Martyres, vaillamment * vous avez terrassé notre ennemi, * par l'ascèse tout <text:line-break/>d'abord, * puis en répandant votre sang dans le combat ; * aussi nous glorifions votre mémoire avec foi. </text:p>
      <text:p text:style-name="P2">Percées de flèches par l'amour * de celui qui pour nous souffrit la mort sur la croix, * lui emboîtant le pas, * les saintes Femmes l'ont suivi, * oubliant la faiblesse de leur chair. </text:p>
      <text:p text:style-name="P2">Avec l'arme de la foi * vous avez renversé les cultes des païens * et les temples des démons, * vénérables Martyres, et vous avez porté * au temple céleste vos trésors spirituels. </text:p>
      <text:p text:style-name="P2">Fortifiées par la grâce de celui * qui s'est levé de ton sein, * Toute-pure, de jeunes vierges ont affronté * la tempête des châtiments * et furent menées à ta suite dans la joie. </text:p>
      <text:p text:style-name="P1">t. 8</text:p>
      <text:p text:style-name="P2"><text:soft-page-break/><text:span text:style-name="T1"><text:s/></text:span>« Tous les peuples, chantons pour le Seigneur, * qui .engloutit dans la mer Rouge le <text:line-break/>Pharaon, * une hymne de victoire, * car il s'est couvert de gloire. » </text:p>
      <text:p text:style-name="P2">Pour l'ode que je compose en ton honneur, * bien que ma langue sonne faux, donne-moi * par tes prières, théophore Siméon, * les clartés de la science de Dieu. </text:p>
      <text:p text:style-name="P2">Les Perses, les Éthiopiens, les Indiens, * les Scythes et les Arabes ont connu * en grand nombre ta sagesse, Père saint, * et rendu gloire au Christ qui par toi fut glorifié. </text:p>
      <text:p text:style-name="P2">De spirituelles grâce tu fus comblée : * comme Moïse, Jacob et Daniel * issu de l’enceinte pastorale, Bienheureux, * tu devins un chef des brebis spirituelles. </text:p>
      <text:p text:style-name="P2">Réjouis-toi, virginale Mère de Dieu * qui logeas dans ton sein l’Infini : * demande-lui d'épargner * tout malheur à qui chante pour toi.</text:p>
      <text:p text:style-name="P2">« Lorsque la Croix par Moïse * fut tracée de son bâton, la mer Rouge se fendit * pour le peuple d'Israël qui passa à pied sec ; * puis il ferma l'immense flot * parmi le fracas des chars de Pharaon, * inscrivant sur lui l'arme invincible ; * c'est pourquoi nous chantons le Christ notre Dieu, * car il s'est couvert de gloire. »</text:p>
      <text:p text:style-name="P2"/>
      <text:p text:style-name="P2"/>
      <text:p text:style-name="P1">Ode 3, t, 1</text:p>
      <text:p text:style-name="P2">« Ô Christ, rends-moi ferme sur l'inébranlable roc * de tes commandements ; * à la clarté de ton visage éclaire-moi, * car il n'est d'autre Saint que toi, Seigneur. » </text:p>
      <text:p text:style-name="P2">Affermis, Dieu de bonté, * la fructueuse vigne que par amour * sur terre ta droite a plantée * et garde ton Église, Seigneur tout-puissant. </text:p>
      <text:p text:style-name="P2">Les fidèles te chantant * comme Dieu de l'univers, * rends-dignes de passer l'année qui <text:line-break/>vient * en vaquant aux œuvres spirituelles qui te plaisent, Seigneur. </text:p>
      <text:p text:style-name="P2">Ô Christ, en ton amour accorde-moi * de parcourir en paix le cycle de l'année * et comble-moi des enseignements divins * que tu prononçais devant les Juifs, les jours de sabbat. </text:p>
      <text:p text:style-name="P2">Toi qui seule, dépassant notre nature, as accueilli * la surnaturelle grâce dans ton sein, * lorsque le Christ notre Dieu y demeura sans changement, * sans cesse nous te glorifions. </text:p>
      <text:p text:style-name="P1">t. 4</text:p>
      <text:p text:style-name="P2">« L’arc des puissants s'est affaibli, * les faibles acquièrent la vigueur ; * et voilà pourquoi mon cœur * s'est affermi dans le Seigneur. » </text:p>
      <text:p text:style-name="P2">Soutenues par la force du Tout-puissant, * vous avez terrassé la puissance de l'Ennemi ; * c'est pourquoi vous avez reçu * la couronne de victoire auprès du Christ. </text:p>
      <text:p text:style-name="P2">Grâce au divin pouvoir du Christ, * impuissantes se sont montrées les gueules des lions, * saintes Martyres, et vous avez échappé, * sauvées par le Dieu que vous glorifiiez. </text:p>
      <text:p text:style-name="P2">Divinisées par votre inclination pour Dieu, * vous avez repoussé la froidure des multiples divinités, * victorieuses Martyres, et vous avez marché * vers la chaleureuse gloire d'en-haut. </text:p>
      <text:p text:style-name="P2">À bon escient nous te proclamons avec foi * véritable Mère de Dieu : * Toute-pure, grâce à toi * le Créateur a daigné vivre parmi nous. </text:p>
      <text:p text:style-name="P1">t. 8</text:p>
      <text:p text:style-name="P2">« Plante ta crainte, Seigneur, * dans les cœurs de tes serviteurs * et sois un ferme rempart * pour tous ceux qui t'invoquent en vérité. En hâte ayant fui, Siméon, * la giboulée des esprits mauvais, * tu as gagné l'enceinte du salut, * où tu cueillis en outre la vie éternelle. </text:p>
      <text:p text:style-name="P2">Ton oreille docile, tu l'inclinas, * bienheureux Siméon, vers le Maître qui révéla * le secret de la béatitude ; et c'est ainsi * que tu as trouvé la vie bienheureuse. </text:p>
      <text:p text:style-name="P2">Ineffablement tu conçus, * divine Épouse, le Seigneur et Sauveur * qui délivre du malheur * ceux qui t'invoquent selon la vérité. </text:p>
      <text:p text:style-name="P2">« Un bâton devient la figure de ce mystère : * fleurissant, il décide du sacerdoce d'Aaron * et dans l'Église naguère stérile * fleurit à présent l'arbre de la Croix * pour être sa force et la puissance qui l'affermit. »</text:p>
      <text:p text:style-name="P1">Cathisme, t. 8</text:p>
      <text:p text:style-name="P2"><text:soft-page-break/>Bouillonnant de foi et méprisant ce qui ne dure qu'un moment, * sage Père, tu as suivi le Christ dans la puissance de l'Esprit, * faisant dépérir par la tempérance ton corps * pour contempler sans cesse la gloire des cieux ; * c'est pourquoi, vénérable Père, tu as trouvé * pour la divine montée l'échelle de la colonne conforme à ton désir ; * vénérable Siméon, prie le Christ notre Dieu * d'accorder la rémission de leurs péchés * à ceux qui fêtent avec amour ta mémoire sacrée. </text:p>
      <text:p text:style-name="P5">Gloire, t. 1</text:p>
      <text:p text:style-name="P2">Dieu y demeura sans Brebis mystiques, c'est au Pasteur et à l'Agneau * que par le martyre vous vous êtes offertes fidèlement, * ayant mené votre course à bonne fin * et conservé intacte votre foi ; * aussi en ce jour, admirables Martyres, nous célébrons avec joie * votre sainte mémoire, en magnifiant le Christ notre Dieu.</text:p>
      <text:p text:style-name="P5">Maintenant, t. 4</text:p>
      <text:p text:style-name="P2">Devant toi, ô Maître de l'univers * qui nous procures tous les biens, * avec foi nous prosternant, * nous te chantons ardemment : * Sauveur, touché de compassion * et recevant l'intercession * de la Mère qui t'enfanta * et de tous les Justes qui t'ont plu, * fais en sorte, dans ta bonté, * que t'offrent une année agréable à tes yeux * ceux qui vénèrent en deux natures et fidèlement te glorifient. </text:p>
      <text:p text:style-name="P1">Ode 4, t. 1</text:p>
      <text:p text:style-name="P2">« Sauveur tout-puissant, j'ai reconnu * ton œuvre de salut * et dans la crainte je t'ai glorifié. » </text:p>
      <text:p text:style-name="P2">Ton peuple te présente, Sauveur, * les prémices de l'année * et te chante l'hymne des Anges pour te glorifier. </text:p>
      <text:p text:style-name="P2">En ton amour des hommes, rends-nous dignes, ô Christ, * de commencer et d'achever, * de manière à te plaire, cette année. </text:p>
      <text:p text:style-name="P2">Seul Seigneur tout-puissant, * donne au monde de parcourir * dans le calme les cycles des ans. </text:p>
      <text:p text:style-name="P2">Comme notre espoir le plus sûr, * comme le havre de nos âmes, à présent * chantons tous la Mère de Dieu. </text:p>
      <text:p text:style-name="P1">t. 4</text:p>
      <text:p text:style-name="P2">« Celui qui siège glorieusement * sur le trône de la divinité * est venu sur la nuée légère : * c'est Jésus, notre divin Sauveur ; * et de sa main toute pure * il a sauvé ceux qui lui <text:line-break/>chantent : * Ô Christ notre Dieu, gloire à ta puissance. » </text:p>
      <text:p text:style-name="P2">Supportant les châtiments * et les divers supplices corporels, * Martyres dignes d'admiration * aux membres rompus et brûlés, * en héritage vous avez reçu * la demeure des cieux, * où vous jouissez de l'arbre de vie. </text:p>
      <text:p text:style-name="P2">Des vierges Bienheureuses les Puissances des cieux * ont admiré le combat, * s’étonnant de la façon * dont elles ont triomphé * e l'ennemi, en leur féminité * que fortifiait le pouvoir * de celui qui d'une Femme s’est levé. </text:p>
      <text:p text:style-name="P2">De ce monde ayant rejeté * toutes les vanités, * de toute votre âme vous vous êtes attachées * à Dieu, et à lui seul, * épouses du Christ, et vaillamment * vous avez enduré * les peines de l'ascèse et du combat. </text:p>
      <text:p text:style-name="P2">Ayant pris comme bouclier, * comme une arme très-puissante la Croix, * vous vous êtes avancées * vers les phalanges ennemies ; * et vous avez remporté * la victoire avec le Christ * vainqueur du monde en sa puissante divinité. </text:p>
      <text:p text:style-name="P2">Comme pluie sur la toison * en ton sein est descendu * le Seigneur, comme l'a dit * jadis le Prophète, ô Vierge immaculée ; * en deux natures tu as enfanté * le Christ auquel nous chantons : * Gloire à ta puissance, Seigneur. </text:p>
      <text:p text:style-name="P1">t. 8</text:p>
      <text:p text:style-name="P2">« Seigneur, j'ai entendu ta voix * et je suis rempli d'effroi, * j'ai saisi ton œuvre de salut * et glorifié ta puissance, Seigneur. » </text:p>
      <text:p text:style-name="P2"><text:soft-page-break/>Le fondement de ton ascèse, Bienheureux, * ce n'est pas sur le sable que tu l'as posé, * mais sur tes peines, profondément, * pour édifier l'inébranlable tour des vertus. </text:p>
      <text:p text:style-name="P2">La corde la plus dure dévorant ton corps, * tu le perças des clous de la crainte, celle de <text:line-break/>l'esprit, * vénérable Père, pour trouver * l'héritage que Dieu t'a mesuré au cordeau. </text:p>
      <text:p text:style-name="P2">Les passions enfouies dans le corps * s'enfuirent de toi, Bienheureux, * tandis que les vers te révéraient * sur ta couche purulente, Père saint ! </text:p>
      <text:p text:style-name="P2">Après la volontaire Passion * imitant aussi la vivifiante mort, * toi-même tu te livras vivant * au puits obscur, comme aux ténèbres du tombeau. </text:p>
      <text:p text:style-name="P2">Le Dieu que tu as enfanté, * ô Marie toute-pure, supplie-le * d'accorder le pardon de leurs péchés * aux fidèles qui implorent ta faveur. </text:p>
      <text:p text:style-name="P2">« Seigneur, j'ai perçu * le mystère de ton œuvre de salut, * j'ai médité sur tes actions * et glorifié ta divinité. » </text:p>
      <text:p text:style-name="P2"><text:span text:style-name="T7">Ode 5, t. 1</text:span></text:p>
      <text:p text:style-name="P2">« En cette veille de la nuit, nous te chantons, ô Christ égal au Père en éternité * et de nos âmes le Sauveur : * donne au monde la paix, * Seigneur ami des hommes. » </text:p>
      <text:p text:style-name="P2">Toi qui combles l'univers de tes bienfaits, * ô Christ, accorde à tes serviteurs * temps favorable, prospérité * et la couronne de tes bénédictions * sur les divers cycles de l'année. </text:p>
      <text:p text:style-name="P2">À nous qui te reconnaissons * comme partageant avec le Père même éternité, * ô Verbe, fais que ce changement d'année * nous donne de changer en mieux * et de vivre dans la paix. </text:p>
      <text:p text:style-name="P2">Toi qui transcendes tous les temps, * Verbe coéternel au Père, d'auprès de lui * sur terre tu es venu annoncer la délivrance aux captifs * et aux aveugles la vue. </text:p>
      <text:p text:style-name="P2">En toi nous plaçons, * pure Mère de Dieu, * notre confiance * vainqueur du monde et notre espoir ; * ô Vierge, procure-nous la faveur * de celui que tu as enfanté. </text:p>
      <text:p text:style-name="P2"><text:span text:style-name="T7">t. 4</text:span></text:p>
      <text:p text:style-name="P2">« Les impies ne verront pas ta gloire, ô Christ, * mais nous qui la nuit veillons devant toi, * Fils unique et divin Reflet de la paternelle splendeur, * Ami des hommes, nous te célébrons. » </text:p>
      <text:p text:style-name="P2">À l'Agneau véritable, au vrai Pasteur, * vous fûtes offertes comme victimes agréables à Dieu en holocauste et parfaite oblation. </text:p>
      <text:p text:style-name="P2">Tandis que vous mouriez en votre corps, * votre âme vivait, car vous avez imité * la croix, la mort, la volontaire passion * de celui qui fit périr la force de la mort.</text:p>
      <text:p text:style-name="P2">En plusieurs corps montrant les mêmes sentiments, * les saintes tu Femmes, déchirées de coups * et brûlées par le feu, ont confessé * l’unique Seigneur, Jésus Christ. </text:p>
      <text:p text:style-name="P2">Je suis tombé dans la fosse des tentations : * seule Immaculée, relève-moi, * dirige-moi, ô Mère du divin Timonier * qui réunit dans sa bonté ce qui jadis fut séparé. </text:p>
      <text:p text:style-name="P2"><text:span text:style-name="T7">t. 8</text:span></text:p>
      <text:p text:style-name="P2">« Éclaire-nous de tes préceptes, Seigneur, * et par la force de ton bras tout-puissant, * Ami des hommes, donne au monde la paix. » </text:p>
      <text:p text:style-name="P2">Le Christ fit de toi, Siméon, * un autre Daniel, car son apparition * te fit sortir sain et sauf de la fosse aux lions. </text:p>
      <text:p text:style-name="P2">Tout entier consacré au Seigneur, * tu t'exerças aux rigueurs opposées * de la chaleur, de la neige et du froid. </text:p>
      <text:p text:style-name="P2">À l'instar de Moïse et d'Élie, * tu passais les quarante jours en ne mangeant qu'une fois, * vénérable Père, tout au long de ta vie </text:p>
      <text:p text:style-name="P2">Comme *d'un collier d'or, vénérable Siméon, * lié par une chaîne, tu marchais * vers le ciel sur les ailes de Dieu. </text:p>
      <text:p text:style-name="P2">Implore sans cesse ton Fils et notre Dieu, * ô Marie, sainte Vierge * inépousée, * pour qu'il envoie sur nous fidèles la grâce du salut. </text:p>
      <text:p text:style-name="P2">« Ô bois de l'arbre trois fois heureux et béni * sur lequel fut mis en croix le Christ notre Roi, notre Seigneur ! * Il causa la chute de qui nous séduisit sous l'arbre défendu * et qui fut pris <text:soft-page-break/>au piège * de ta chair clouée sur la croix, ô Dieu de majesté * qui nous procures pour nos âmes la paix. » </text:p>
      <text:p text:style-name="P1">Ode 6, t. 1</text:p>
      <text:p text:style-name="P2">« Du monstre marin tu as sauvé, * Ami des hommes, ton Prophète ; * du gouffre de mes péchés * retire-moi, je t'en supplie. Ô Maître, permets-nous, * en ce début d'année, * de commencer une vie * qui te plaise, Seigneur. »</text:p>
      <text:p text:style-name="P2">Sauveur compatissant, * fais que les chantres de ton nom * par la méditation de la loi * soient comblés des jours de l'Esprit. </text:p>
      <text:p text:style-name="P2">Ceux qui se réfugient auprès de toi, * délivre-les, nous t'en prions, * de tout danger les menaçant, * ô Mère du Christ notre Dieu. </text:p>
      <text:p text:style-name="P1">t. 4</text:p>
      <text:p text:style-name="P2">« Le prophète Jonas priant dans le ventre du poisson * préfigura les trois jours au tombeau en criant : * À la fosse rachète ma vie, * Jésus, Seigneur des puissances et mon Roi. </text:p>
      <text:p text:style-name="P2">La prime aïeule se réjouit * de voir foulé aux pieds * et déchiré par des femmes celui * qui jadis la fit bannir du Paradis. </text:p>
      <text:p text:style-name="P2">Ayant uni avec empressement * l'ascèse au martyre, chastement * à l'Époux de vos âmes vous êtes réunies * et vous exultez dans la demeure nuptiale de Dieu. </text:p>
      <text:p text:style-name="P2">Les hautes et fortes vagues des tourments * ne purent engloutir leurs vaisseaux : * guidées par une main puissante, en effet, * les Martyres' ont abordé aux ports divins. </text:p>
      <text:p text:style-name="P2">Des oracles voyant la réalisation, * magnifie d'autant plus, ô Mère' de Dieu, * celui qui te magnifia, car voici, en vérité * bienheureuse te disent toutes les générations.</text:p>
      <text:p text:style-name="P1">t. 8</text:p>
      <text:p text:style-name="P2">« Accorde-moi la tunique de clarté, * toi qui te drapes de lumière comme d'un manteau, * trésor de tendresse, ô Christ notre Dieu. »</text:p>
      <text:p text:style-name="P2">Le Christ fit de toi, Bienheureux, * l'auteur de miracles prodigieux, * comme un habitacle de la puissance de Dieu. </text:p>
      <text:p text:style-name="P2">Ton corps fut élevé, comme en croix, * sur la colonne, Siméon ; c'est pourquoi * tu fus glorifié avec le Christ qui pour toi fut élevé sur le bois. </text:p>
      <text:p text:style-name="P2">Toi qui frayas le suprême chemin, * fais monter vers la céleste hauteur * les fidèles qui te chantent, admirable Siméon. </text:p>
      <text:p text:style-name="P2">Nous les fidèles, nous te chantons, * Vierge Mère, comme l'arche et le temple de Dieu, * sa chambre nuptiale et la porte du ciel. </text:p>
      <text:p text:style-name="P2">« Dans les entrailles du monstre marin * Jonas, étendant les mains en forme de croix * à l'image de ta Passion, après trois jours en<text:span text:style-name="T1"> </text:span>sortit,<text:span text:style-name="T1"> </text:span>* ébauchant l'universelle Résurrection * du Seigneur notre Dieu crucifié dans sa chair, * le Christ illuminant le monde * par sa résurrection le troisième jour. </text:p>
      <text:p text:style-name="P1">Kondakion, t. 2</text:p>
      <text:p text:style-name="P2">Recherchant les choses d'en-haut, * conversant avec les êtres d'en-bas * et faisant de ta colonne un char de feu, * par elle tu devins un confident des Anges, Père saint ; * et sans cesse tu intercèdes avec eux * pour nous tous auprès du Christ notre Dieu. </text:p>
      <text:p text:style-name="P1">Ikos</text:p>
      <text:p text:style-name="P2">De louer la pure vie de Siméon * quelle langue jamais sera capable ici-bas ? * Pourtant je veux chanter dans la sagesse de Dieu * les victorieux combats de ce héros qui sur terre à tout mortel apparut comme un flambeau * et dans le chœur des Anges pour sa patience grandement resplendit ; * ayant acquis par la tempérance la pureté * et sans cesse psalmodiant avec eux, * pour nous tous il intercède auprès du Christ notre Dieu. </text:p>
      <text:p text:style-name="P1">Synaxaire</text:p>
      <text:p text:style-name="P4">Le 1<text:span text:style-name="T3">er</text:span> Septembre, début de l'Indiction, c'est-à-dire de la nouvelle année.</text:p>
      <text:p text:style-name="P6">Tu es l'Ancien des jours et le nouvel Adam : </text:p>
      <text:p text:style-name="P2">Christ, bénis l'Indiction de notre nouvel An. </text:p>
      <text:p text:style-name="P7"><text:soft-page-break/>Ce même jour, mémoire du miracle opéré par la sainte Mère de Dieu <text:line-break/>au monastère des Miasènes ; et mémoire du grand incendie.</text:p>
      <text:p text:style-name="P6">Pêche miraculeuse : toute seule émerge </text:p>
      <text:p text:style-name="P2">du profond de l'étang l'icône de la Vierge. </text:p>
      <text:p text:style-name="P7">Ce même jour mémoire de notre vénérable Père Siméon le Stylite.</text:p>
      <text:p text:style-name="P6">Siméon, terminant sa marche de stylite, </text:p>
      <text:p text:style-name="P6">trouve tout près du Christ la place qu'il mérite. </text:p>
      <text:p text:style-name="P6">Septembre, au premier jour, unit à son Auteur </text:p>
      <text:p text:style-name="P2">Siméon qui marcha de hauteur en hauteur. </text:p>
      <text:p text:style-name="P7">Ce même jour, mémoire de sainte Marthe, mère du vénérable Siméon ; <text:line-break/>mémoire de sainte Evanthie ; et dormition du juste Josué, fils de Noun.</text:p>
      <text:p text:style-name="P6">Marthe accueillit le Christ sur terre en sa demeure. </text:p>
      <text:p text:style-name="P6">Au ciel t'accueille, Marthe, le Christ à son heure. </text:p>
      <text:p text:style-name="P6">Josué, qui stoppa la course du soleil, </text:p>
      <text:p text:style-name="P2">voit le Soleil de gloire à nul autre pareil. </text:p>
      <text:p text:style-name="P7">Ce même jour, mémoire des quarante saintes Femmes martyress, et vierges consacrées, et de leur guide, le diacre Ammoun.</text:p>
      <text:p text:style-name="P6">À ces quarante vierges le glaive et le feu </text:p>
      <text:p text:style-name="P6">procurent un époux : le propre Fils de Dieu. </text:p>
      <text:p text:style-name="P6">D'un fer incandescent Ammoun coiffant le casque </text:p>
      <text:p text:style-name="P2">de la chair avec joie dépose ainsi le masque. </text:p>
      <text:p text:style-name="P7">Ce même jour, mémoire des saints martyrs Callistè et ses frères Évode et Hermogène.</text:p>
      <text:p text:style-name="P6">Avec ses frères sous le glaive Callistè </text:p>
      <text:p text:style-name="P2">a souffert une fin pleine de vénusté. </text:p>
      <text:p text:style-name="P2">Par leurs saintes prières, ô notre Dieu, aie pitié de nous et sauve-nous. Amen. </text:p>
      <text:p text:style-name="P2"/>
      <text:p text:style-name="P1">Ode 7, t. 1</text:p>
      <text:p text:style-name="P2">« Les Jeunes Gens élevés dans la piété, * méprisant l'ordre impie du tyran, * furent sans crainte devant le feu, * mais au milieu des flammes ils chantaient : * Dieu de nos Pères, Seigneur, tu es béni. » </text:p>
      <text:p text:style-name="P2">Nous, le peuple orthodoxe, en ce début d'année * nous offrons les prémices de nos hymnes au Christ notre Roi * dont le règne n'aura pas de fin, * en lui chantant pieusement : * Dieu de nos Pères, Seigneur, tu es béni. </text:p>
      <text:p text:style-name="P2">Toi qui existes avant les siècles, ô Christ, * et pour les siècles demeures le Seigneur, * source de bonté, comble cette année * de tes dons excellents pour ceux qui psalmodient : * Dieu de nos Pères, Seigneur, tu es béni. </text:p>
      <text:p text:style-name="P2">Pour avocate nous choisissons auprès de toi * ta pure Mère, ô Christ, nous tes serviteurs, * bon Maître, pour que de tout malheur * tu délivres ton peuple psalmodiant : * Dieu de nos Pères, Seigneur, tu es béni. </text:p>
      <text:p text:style-name="P1">t. 4</text:p>
      <text:p text:style-name="P2">« De la fournaise tu sauvas les enfants d'Abraham, * et tu fis périr les Chaldéens * par le feu qu'ils avaient eux-mêmes préparé, * Seigneur très-digne de nos chants, * Dieu de nos Pères, béni sois-tu. » </text:p>
      <text:p text:style-name="P2">Intrépide fut ton cœur, Ammoun, porteur-de-Dieu : * guidant le chœur des vierges, en effet, * tu n'as pas craint les châtiments * et tu mourus en leur compagnie * comme diacre et serviteur de la divine gloire. </text:p>
      <text:p text:style-name="P2">Tel un sage nymphagogue, par tes courageux discours * tu entraînas les vierges à regarder vers leur Époux * et les saintes Martyres à supporter * les peines corporelles, pour chanter : * Dieu de nos Pères, Seigneur, tu es béni. </text:p>
      <text:p text:style-name="P2"><text:soft-page-break/>Compagnes, ne faiblissons pas, * car voici, le stade s'ouvre devant nous ; * tenons-nous avec courage, sans épargner nos propres corps, * car le Christ nous tend la couronne, s'écriaient * sur le stade les vierges au noble cœur. </text:p>
      <text:p text:style-name="P2">Béni soit le fruit de ton sein * que bénissent les Puissances des cieux * et l’ensemble des mortels * pour nous avoir délivrés * de l’antique malédiction, ô Vierge bénie.</text:p>
      <text:p text:style-name="P1">t. 8</text:p>
      <text:p text:style-name="P2">« À Babylone les Jeunes<text:span text:style-name="T1"> </text:span>Gens dans leur piété * n'adorèrent pas l'image d'or, * mais au milieu de la fournaise de feu<text:span text:style-name="T1"> </text:span>* couverts de fraîche rosée, * ils entonnèrent un cantique, disant : * Dieu de nos Pères, béni sois-tu. »</text:p>
      <text:p text:style-name="P2">Tu arrêtas la sécheresse en faveur des indigents, * pour eux tu ouvris les portes de la pluie ; * par ton intercession * tu fixas la terre au milieu des flammes qui tremblait * et tu appris aux peuples à chanter : * Dieu de nos Pères, béni sois-tu.</text:p>
      <text:p text:style-name="P2">Comme un grand luminaire de l'Église, * comme un soleil resplendissant, * par l'envoi de tes rayons * tu éclairas la terre entière, Siméon, * et tu appris aux peuples à chanter : * Dieu de nos Pères, béni sois-tu.</text:p>
      <text:p text:style-name="P2">Comme fleuves affluant de partout, * dans l'enceinte de ton ascèse s'est réuni, * Serviteur du Christ, un véritable océan, * une marée humaine qui de toi * apprit à psalmodier : * Dieu de nos Pères, béni sois-tu.</text:p>
      <text:p text:style-name="P2">Ce même Christ qui jadis reposa * dans les bras de l'homonyme Vieillard, * vénérable Siméon, * a reposé sur les tables de ton cœur * par sa puissance invisible ; c'est pourquoi tu chantais : * Dieu de nos Pères, béni sois-tu. </text:p>
      <text:p text:style-name="P2">À celui qui sans semence a pris chair * il convenait de s'avancer hors de ton sein : * de tous les êtres, Vierge pure, immaculée, * tu fis naître celui qui les transcende tous * et pour qui dans nos hymnes nous es chantons : * Dieu de nos Pères, béni sois-tu. </text:p>
      <text:p text:style-name="P2">« L'ordre insensé du tyran pervers dompta les peuples, * menace et blasphème * sortaient de sa bouche contre Dieu ; * cependant les Jeunes Gens n'ont pas craint sa bestiale fureur * ni la fournaise de feu, * mais dans les flammes crépitant sous le souffle de la rosée * ils unirent leurs voix et chantèrent : * Dieu de nos Pères et le nôtre, Seigneur de gloire, sois béni. » </text:p>
      <text:p text:style-name="P2"><text:span text:style-name="T7">Ode 8, t. 1</text:span></text:p>
      <text:p text:style-name="P2">« Celui qui sauva les Jeunes<text:span text:style-name="T1"> </text:span>Gens * qui chantaient dans la fournaise, transformant en une fraîche rosée * l'ardente flamme qui les menaçait, * c'est le Christ notre Dieu : * chantez-le, exaltez-le dans tous les siècles. » </text:p>
      <text:p text:style-name="P2">Comme au principe du salut * la sainte Église t'offre, ô Christ, * les prémices de l'année * en s'écriant : Chantez le Christ, * exaltez-le dans tous les siècles. </text:p>
      <text:p text:style-name="P2">Celui qui du non-être façonna * sagement tout l'univers * en le créant du premier jet, * puis déroula par son vouloir * les spirales du temps, chantez-le, * exaltez-le dans tous les siècles. </text:p>
      <text:p text:style-name="P2">Psalmodions pour notre Dieu * qui mène l'univers à bonne fin * et fait varier les temps et les saisons * pour conduire les humains * de multiples façons : * Chantez-le, exaltez-le dans tous les siècles. </text:p>
      <text:p text:style-name="P2">Divine Mère et Vierge immaculée, * dans les cycles des temps où se déroulent les années, * nous l'ensemble des mortels, * conformément à la vraie foi nous te chantons * comme Mère de Dieu et salut des humains. </text:p>
      <text:p text:style-name="P1">t. 4</text:p>
      <text:p text:style-name="P2">« Les nobles Jeunes Gens de la fournaise furent délivrés * par celui qui est né de la Mère de Dieu ; * ce qui jadis n'était qu'une image * maintenant devient réalité, * puisqu'il rassemble tout l'univers qui continue de chanter : * Louez le Seigneur, toutes ses œuvres, * à lui haute gloire, louange éternelle. » </text:p>
      <text:p text:style-name="P2">En martyres vous avez revêtu * la tunique de clarté * resplendissante de votre sang, * vous qui aviez dépouillé * l'homme corrompu par le péché * et qui chantiez : Louez le Seigneur, * toutes ses œuvres, exaltez-le dans les siècles. </text:p>
      <text:p text:style-name="P2"><text:soft-page-break/>Resplendissantes d'une riche clarté, * illuminées par le divin rayonnement * du Soleil spirituel, * Martyres, vous avez dédaigné * la nuit de l'impiété, vous qui chantiez * d'une seule âme : Louez le Seigneur, * toutes ses œuvres, exaltez-le dans les siècles. </text:p>
      <text:p text:style-name="P2">Comme des brebis, des agnelles sans défaut, * comme des tourterelles de Dieu, * comme des victimes volontaires, au Créateur * vous vous êtes offertes en pures hosties, * vous qui chantiez d'une même voix : * Toutes ses œuvres, louez le Seigneur, * exaltez-le dans tous les siècles. </text:p>
      <text:p text:style-name="P2">Sur l'ordre de tyrans impies * vous avez subi l'injuste mort, * impitoyablement frappées, * broyées sous les coups et mutilées, * retranchées par le glaive ; c'est pourquoi * dans l'allégresse vous avez hérité * les immortelles et riches récompenses. </text:p>
      <text:p text:style-name="P2">De saintes femmes t'ont suivie, * divine Épouse tout-immaculée * et seule inépousée, en respirant * l'agréable parfum de l'unique Fils * qui s'est levé de ton sein ; * désormais elles règnent avec toi, * chantant le Christ dans tous les siècles. </text:p>
      <text:p text:style-name="P1">t. 8</text:p>
      <text:p text:style-name="P2">« Celui qui sur la montagne sainte fut glorifié * et pour Moïse révéla dans le buisson ardent * le mystère de la Mère toujours-vierge, * c'est le Seigneur, chantez-le, * exaltez-le dans tous les siècles. » </text:p>
      <text:p text:style-name="P2">Éloigné de toute passion * et compatissant à la faiblesse d'une mère, * comme vivant tu parus après la mort, * t'écriant : Bénissez le Seigneur, * exaltez-le dans tous les siècles. </text:p>
      <text:p text:style-name="P2">Tu étreins le jeune homme paralysé * et tu ordonnes à Phylarque de porter * sur ses épaules son grabat * tout en louant le Seigneur * et l'exaltant dans tous les siècles.</text:p>
      <text:p text:style-name="P2">Celui qui fournit à Job * par ses souffrances un grand renom * changea la corruption de ta chair gangrenée * en une perle de grand prix, Siméon, * serviteur du Christ, te glorifiant dans tous les siècles. </text:p>
      <text:p text:style-name="P2">Comme jadis le Larron sur la croix :, * Seigneur, tu rappelas vers toi le chef des brigands * par les prières de Siméon ; * c'est pourquoi nous te chantons * et t'exaltons dans tous les siècles, </text:p>
      <text:p text:style-name="P2">Toi qui reçus l'angélique salutation * et fis lever sur le monde es ses œuvres, * à lui la clarté, * le Seigneur de gloire que tu as enfanté, * tous ensemble nous te chantons * et te glorifions, Vierge Mère de Dieu. </text:p>
      <text:p text:style-name="P2">« Jeunes Gens au nombre égal à celui de la Trinité, * bénissez le Père créateur et chantez le Verbe * qui descendit, changeant le feu en rosée, et exaltez dans les siècles l’Esprit très-saint qui à tous les êtres donne la vie. » <text:s/></text:p>
      <text:p text:style-name="P1">Ode 9, t. 1</text:p>
      <text:p text:style-name="P2">« Pour image de ton enfantement * nous avons le buisson ardent * qui brûlait sans être consumé ; * en nos âmes nous te prions d'éteindre * la fournaise ardente des tentations * pour qu'alors ô Mère de Dieu * sans cesse nous te magnifiions. » </text:p>
      <text:p text:style-name="P2">Verbe et Puissance de Dieu, Sagesse véritable et personnifiée * qui tiens en mains l'univers * et le gouvernes sagement, * pour tes serviteurs également * dirige le temps présent * dans de paisibles conditions.</text:p>
      <text:p text:style-name="P2">Toutes tes œuvres, Seigneur, * les cieux, la terre, la clarté, * les eaux, les sources et l'océan, * la lune, les astres, le soleil, * les ténèbres et le feu, * les hommes et le bétail * avec les anges te glorifient. </text:p>
      <text:p text:style-name="P2">Avant les siècles, toi seul, * tu existes, puisque tu en es l'Auteur, * indivisible, unique Dieu * en trois personnes, notre Roi ; * par les prières de ta Mère immaculée * fais que cette année porte ses fruits * pour ton héritage, Seigneur. </text:p>
      <text:p text:style-name="P2">Maître et Sauveur de l'univers, * Seigneur tout-puissant, * Auteur de la création, * par les prières de l'Inépousée qui t'enfanta * donne au monde la paix, * sans cesse conservant * ton Église à l'abri des factions. </text:p>
      <text:p text:style-name="P1">t. 4</text:p>
      <text:p text:style-name="P2"><text:soft-page-break/>« Par sa faute et transgression * Ève instaure la malédiction ; * mais toi, ô Vierge Mère de Dieu, * pour le monde tu as fait fleurir * par le fruit de tes entrailles la bénédiction ; * et tous ensemble nous te magnifions. »</text:p>
      <text:p text:style-name="P2">Comme sources, à qui en a besoin * les Bienheureuses distribuent leurs flots de guérisons, * elles arrêtent les ravages des maladies, * chassent la brûlure des passions, * irriguent les cœurs des amis de Dieu * pour faire abonder leurs bonnes œuvres comme fruits. </text:p>
      <text:p text:style-name="P2">Quarante femmes divinement sages en compagnie * de Celsine et du saint diacre Ammoun, * ayant combattu loyalement, * furent couronnées ; et maintenant * avec les Anges elles exultent de joie ; * disons-les bienheureuses, comme il se doit. </text:p>
      <text:p text:style-name="P2">Divines épouses, vous fûtes exaltées * pour avoir montré votre force contre l'ennemi ; * aux Anges vous avez ressemblé, * aussi vous jouissez de l'arbre de vie au Paradis * et pour le monde vous intercédez maintenant. </text:p>
      <text:p text:style-name="P2">Tu fus la demeure, ineffablement, * de la suprême Sagesse, ô Vierge immaculée ; * tu en es le vivant trône, le portail ; * aussi, comme leur reine t'ont chérie * les vierges qui ont suivi tes pas, * virginale Servante de Dieu. </text:p>
      <text:p text:style-name="P1">t. 8</text:p>
      <text:p text:style-name="P2">« Celui qui révéla au Législateur * sur la montagne dans le buisson ardent * le mystérieux enfantement de la Toujours-vierge * en vue de notre salut, * par nos hymnes incessantes nous le magnifions. » </text:p>
      <text:p text:style-name="P2">Toi qui régnas, par ton endurance, sur les passions, * le Christ t'a reçu auprès de lui, * Siméon porteur-de-Dieu, * pour te faire communier à sa royauté ; * aussi dans nos hymnes nous te magnifions. </text:p>
      <text:p text:style-name="P2">Ayant reçu la grâce de guérir,. * aux inviolables trésors de l'Esprit, Siméon porteur-de-Dieu, * tu puises pour distribuer les guérisons * a ceux qui célèbrent ta mémoire sacrée. </text:p>
      <text:p text:style-name="P2">Parvenu à la céleste vertu * après avoir combattu dans les airs, à tire-d'aile tu montas * vers les tabernacles des cieux : * intercède pour le salut de nos âmes.</text:p>
      <text:p text:style-name="P2">Buisson embrasé par le feu * sans être consumé, c'est ainsi, * ô Vierge, que tu t'es montrée * en concevant sans semence le Sauveur du monde, notre Dieu * que sans cesse nous magnifions. </text:p>
      <text:p text:style-name="P2">« Vierge sainte et Mère de Dieu, * tu es l'image du Paradis, * toi qui sans semailles ni labours as fait germer le Christ * par qui la sainte Croix, le nouvel arbre de vie, * fut plantée sur la terre ; * et en ce jour de son exaltation, * nous prosternant devant le Christ, nous te magnifions. » </text:p>
      <text:p text:style-name="P2">« Pour avoir jadis mangé le fruit défendu, * notre race a vu sur elle fondre la mort * qui cède en ce jour devant le triomphe de la Croix, * car la malédiction de tous les descendants de notre prime aïeule est effacée * par le fruit de la pure Mère de Dieu * que les Puissances angéliques magnifient dans le ciel. »</text:p>
      <text:p text:style-name="P2"><text:span text:style-name="T7">Exapostilaire, t. 2</text:span></text:p>
      <text:p text:style-name="P2">Nature tripersonnelle, inaccessible, éternelle, incréée, * Seigneur, Dieu des dieux, tout-puissant Créateur de l'univers, * devant toi nous prosternant, tous ensemble, nous te prions : * bénis, dans ta bonté, l'année présente et garde en paix * nos chefs et tout ton peuple, Seigneur compatissant. </text:p>
      <text:p text:style-name="P2">Comme un astre, vénérable Père, ta vie porteuse de clarté * éclaira la terre entière de miracles rayonnants ; * par ta colonne, comme sur une échelle, en effet * tu es monté vers Dieu, Père saint, * vers le lieu où l'ultime de tous nos désirs * se réalise, bienheureux Siméon, * et pour nous qui t'honorons tu intercèdes désormais. </text:p>
      <text:p text:style-name="P2">Auteur et chef de l'entière création * qui as soumis à ton pouvoir les moments et les temps, * couronne de tes bienfaisantes bénédictions * le cycle de l'année, Seigneur compatissant ; * nous t'en prions, garde ton peuple dans la paix, * sans dommage, sain et sauf, * par l'intercession de ta Mère et des Anges divins. </text:p>
      <text:p text:style-name="P1"><text:soft-page-break/>Laudes, t. 3</text:p>
      <text:p text:style-name="P2">Verbe du Père qui précèdes tous les temps, * toi qui par nature es divin, * qui du non-être as conduit * vers l'être l'ensemble du créé * et qui soumis à ton pouvoir * les moments et les temps, * bénis la couronne de l'année * que ta bonté nous donne de commencer, * donne à tes Églises la paix, * la victoire aux fidèles chrétiens, * à la terre abondance de biens, * à nous-mêmes la grâce du salut. </text:p>
      <text:p text:style-name="P1">t. 4</text:p>
      <text:p text:style-name="P2">Ton règne, ô Christ notre Dieu, * est un règne pour les siècles, * ton empire, pour les âges des âges ; * car avec sagesse tu créas l'univers, * nous assignant le rythme et le cours des <text:line-break/>temps ; * aussi, en toute chose et pour tout, * dans l'allégresse nous crions : * Bénis la couronne de cette année * que ta bonté nous donne de commencer, * et permets-nous, sans mériter condamnation, * de te chanter : Seigneur, gloire à toi. </text:p>
      <text:p text:style-name="P2">Tes voies, Seigneur notre Dieu, * tes voies sont magnifiques et dignes d'admiration ; * c'est pourquoi nous magnifions le pouvoir * de ton œuvre de salut, * Lumière de lumière qui descendis * vers ce pauvre monde qui est tien ; * et, selon ton bon plaisir, * ô Verbe, tu ôtas la première malédiction * que mérita l'antique Adam ; * et dans ta sagesse tu nous as fait connaître les moments et les temps * pour glorifier ta bonté créatrice. Seigneur, gloire à toi. </text:p>
      <text:p text:style-name="P1">t. 2</text:p>
      <text:p text:style-name="P2">Lorsque, Seigneur, par ta Passion * tu affermis l'univers, * alors les faibles furent ceints de vigueur. * Des femmes ont fait preuve d'un courage viril * contre le plus cruel des tyrans * et, corrigeant la défaite de la mère des vivants, * elles ont recouvré les délices du Paradis * pour te glorifier, toi qu'une Femme enfanta * et qui sauvas le genre humain. </text:p>
      <text:p text:style-name="P7">Gloire, t. 2</text:p>
      <text:p text:style-name="P2">D'une racine excellente a poussé * un fruit excellent : Siméon, * dès l'enfance consacré, * nourri de grâce plutôt que de lait ; * corporellement sur la pierre élevé * et vers Dieu plus encore élevant son esprit, * il édifia grâce aux vertus sa demeure éthérée ; * et, faisant route dans les airs * avec les puissances des cieux, * il devint l'habitacle du Christ notre Dieu, * le Sauveur de nos âmes. </text:p>
      <text:p text:style-name="P7">Maintenant, t. 8</text:p>
      <text:p text:style-name="P2">Seigneur dont l'ineffable sagesse a formé l'univers, * Verbe et Christ notre Dieu, * toi qui nous assignas les moments et les temps, * bénis toi-même l'œuvre de tes mains, * donne force aux fidèles chrétiens, * leur permettant de l'emporter sur l'ennemi, * dans ton unique bonté et ton amour pour les hommes. </text:p>
      <text:p text:style-name="P2"><text:span text:style-name="T1">Grande Doxologie. Tropaires de l'Indiction et du Stylite, et le théotokion (t. 7</text:span>) : Réjouis-toi, Pleine de grâce. <text:span text:style-name="T1">Litanies et Cong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text-align="center" style:justify-single-word="false" fo:orphans="0" fo:widows="0" fo:keep-with-next="always"/>
      <style:text-properties fo:color="#ff0000" fo:font-weight="bold" style:font-weight-asian="bold" style:font-size-complex="12pt"/>
    </style:style>
    <style:style style:name="Style_20_Titre_20_2_20__2b__20_Non_20_Gras" style:display-name="Style Titre 2 + Non Gras" style:family="paragraph" style:parent-style-name="Heading_20_2" style:default-outline-level="" style:list-style-nam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346in" fo:text-align="center" style:justify-single-word="false" fo:text-indent="0in" style:auto-text-indent="false">
        <style:tab-stops>
          <style:tab-stop style:position="3.15in" style:type="center"/>
        </style:tab-stops>
      </style:paragraph-properties>
    </style:style>
    <style:style style:name="MP2" style:family="paragraph" style:parent-style-name="Footer">
      <style:paragraph-properties fo:margin-left="0in" fo:margin-right="0.25in" fo:text-indent="0in" style:auto-text-indent="false"/>
    </style:style>
    <style:style style:name="MT1" style:family="text">
      <style:text-properties style:font-size-complex="12pt"/>
    </style:style>
    <style:style style:name="MT2" style:family="text">
      <style:text-properties style:text-position="super 58%" style:font-size-complex="12pt"/>
    </style:style>
    <style:style style:name="MT3" style:family="text">
      <style:text-properties fo:language="fr" fo:country="CA"/>
    </style:style>
    <style:style style:name="MT4"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3937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5909in" fo:margin-top="0.552in" style:dynamic-spacing="true"/>
      </style:footer-style>
    </style:page-layout>
  </office:automatic-styles>
  <office:master-styles>
    <style:master-page style:name="Standard" style:page-layout-name="Mpm1"/>
    <style:master-page style:name="Convert_20_2" style:display-name="Convert 2" style:page-layout-name="Mpm2">
      <style:header>
        <text:p text:style-name="MP1"><text:span text:style-name="MT1">1</text:span><text:span text:style-name="MT2">er</text:span><text:span text:style-name="MT1"> </text:span><text:span text:style-name="MT3">septembre</text:span></text:p>
      </style:header>
      <style:footer>
        <text:p text:style-name="MP2"><draw:frame draw:style-name="Mfr1" draw:name="Frame3" text:anchor-type="paragraph" svg:y="0.0008in" draw:z-index="13"><draw:text-box fo:min-height="0.0228in" fo:min-width="0in"><text:p text:style-name="Footer"><text:span text:style-name="Page_20_Number"><text:page-number text:select-page="current">1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9:44:34.471873802</meta:creation-date>
    <dc:date>2019-05-21T09:45:12.252793911</dc:date>
    <meta:editing-duration>PT38S</meta:editing-duration>
    <meta:editing-cycles>1</meta:editing-cycles>
    <meta:document-statistic meta:table-count="0" meta:image-count="0" meta:object-count="0" meta:page-count="14" meta:paragraph-count="278" meta:word-count="8919" meta:character-count="48068" meta:non-whitespace-character-count="39216"/>
    <meta:generator>LibreOffice/6.0.7.3$Linux_X86_64 LibreOffice_project/00m0$Build-3</meta:generator>
  </office:meta>
</office:document-meta>
</file>